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a862" officeooo:paragraph-rsid="0008a862"/>
    </style:style>
    <style:style style:name="P2" style:family="paragraph" style:parent-style-name="Standard">
      <style:text-properties officeooo:rsid="0011c8c8" officeooo:paragraph-rsid="0011c8c8"/>
    </style:style>
    <style:style style:name="P3" style:family="paragraph" style:parent-style-name="Standard">
      <style:text-properties officeooo:rsid="0012c751" officeooo:paragraph-rsid="0012c751"/>
    </style:style>
    <style:style style:name="P4" style:family="paragraph" style:parent-style-name="Standard">
      <style:text-properties officeooo:rsid="00163a54" officeooo:paragraph-rsid="00163a54"/>
    </style:style>
    <style:style style:name="P5" style:family="paragraph" style:parent-style-name="Standard">
      <style:text-properties officeooo:rsid="00178bbb" officeooo:paragraph-rsid="00178bbb"/>
    </style:style>
    <style:style style:name="P6" style:family="paragraph" style:parent-style-name="Standard">
      <style:text-properties officeooo:rsid="00178bbb" officeooo:paragraph-rsid="00178bbb"/>
    </style:style>
    <style:style style:name="P7" style:family="paragraph" style:parent-style-name="Standard">
      <style:text-properties officeooo:rsid="00190163" officeooo:paragraph-rsid="00190163"/>
    </style:style>
    <style:style style:name="P8" style:family="paragraph" style:parent-style-name="Standard">
      <style:text-properties officeooo:rsid="0019a0b7" officeooo:paragraph-rsid="0019a0b7"/>
    </style:style>
    <style:style style:name="P9" style:family="paragraph" style:parent-style-name="Standard">
      <style:text-properties officeooo:rsid="0019c0a2" officeooo:paragraph-rsid="0019c0a2"/>
    </style:style>
    <style:style style:name="P10" style:family="paragraph" style:parent-style-name="Standard">
      <style:text-properties officeooo:rsid="0011c8c8" officeooo:paragraph-rsid="0011c8c8"/>
    </style:style>
    <style:style style:name="P11" style:family="paragraph" style:parent-style-name="Standard">
      <style:text-properties officeooo:rsid="001b0074" officeooo:paragraph-rsid="001b0074"/>
    </style:style>
    <style:style style:name="T1" style:family="text">
      <style:text-properties officeooo:rsid="000a7d2b"/>
    </style:style>
    <style:style style:name="T2" style:family="text">
      <style:text-properties officeooo:rsid="000ab1e9"/>
    </style:style>
    <style:style style:name="T3" style:family="text">
      <style:text-properties officeooo:rsid="000c44a5"/>
    </style:style>
    <style:style style:name="T4" style:family="text">
      <style:text-properties officeooo:rsid="000d84fb"/>
    </style:style>
    <style:style style:name="T5" style:family="text">
      <style:text-properties officeooo:rsid="000e8d23"/>
    </style:style>
    <style:style style:name="T6" style:family="text">
      <style:text-properties officeooo:rsid="00108adf"/>
    </style:style>
    <style:style style:name="T7" style:family="text">
      <style:text-properties officeooo:rsid="00132173"/>
    </style:style>
    <style:style style:name="T8" style:family="text">
      <style:text-properties officeooo:rsid="0019c0a2"/>
    </style:style>
    <style:style style:name="T9" style:family="text">
      <style:text-properties officeooo:rsid="0019d2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K – Frakcija Bezlikog Kralja</text:p>
      <text:p text:style-name="P1">Moguce Lokacije:</text:p>
      <text:p text:style-name="P1">- BK Presto Bezlikog Kralja</text:p>
      <text:p text:style-name="P1">- BK Selo Andjama <text:span text:style-name="T5">++</text:span></text:p>
      <text:p text:style-name="P1">- B<text:span text:style-name="T1">K Altar Zivog Svetca </text:span><text:span text:style-name="T5">+</text:span></text:p>
      <text:p text:style-name="P1">- BK Altar <text:span text:style-name="T1">Z</text:span>ivog <text:span text:style-name="T1">S</text:span>vetca <text:span text:style-name="T5">+</text:span></text:p>
      <text:p text:style-name="P1">- Banditski Kamp <text:span text:style-name="T5">+</text:span></text:p>
      <text:p text:style-name="P1">- Osmatracnica Severna Glava <text:span text:style-name="T5">+</text:span></text:p>
      <text:p text:style-name="P1">- Lapovo (Ukleto selo) <text:span text:style-name="T5">+</text:span></text:p>
      <text:p text:style-name="P1">- Gvozdovo / <text:span text:style-name="T2">Bunar</text:span></text:p>
      <text:p text:style-name="P1">- Plesk (Veliki grad) <text:span text:style-name="T5">+</text:span></text:p>
      <text:p text:style-name="P1">- Rudnici <text:span text:style-name="T4">+</text:span></text:p>
      <text:p text:style-name="P1">- Selo oposednuto Todorcima <text:span text:style-name="T5">+</text:span></text:p>
      <text:p text:style-name="P1">- Vodeljakovi plicaci <text:span text:style-name="T4">+</text:span></text:p>
      <text:p text:style-name="P1">- Lesnikova Suma <text:span text:style-name="T4">+</text:span></text:p>
      <text:p text:style-name="P1">- <text:span text:style-name="T1">Hram Svet</text:span><text:span text:style-name="T3">og Astofana</text:span></text:p>
      <text:p text:style-name="P1">- <text:span text:style-name="T2">Hram Reptila </text:span><text:span text:style-name="T5">+</text:span></text:p>
      <text:p text:style-name="P1">- <text:span text:style-name="T3">Knjazova Utvrda </text:span><text:span text:style-name="T5">+</text:span></text:p>
      <text:p text:style-name="P1">- <text:span text:style-name="T3">Grcac </text:span><text:span text:style-name="T4">+</text:span></text:p>
      <text:p text:style-name="P1">- <text:span text:style-name="T2">Kripta </text:span><text:span text:style-name="T3">Knjaza Borislava </text:span><text:span text:style-name="T4">+</text:span></text:p>
      <text:p text:style-name="P1">- <text:span text:style-name="T3">Utvrda Reda Svetog Ignjata </text:span><text:span text:style-name="T4">+</text:span></text:p>
      <text:p text:style-name="P1">- <text:span text:style-name="T3">Crna Luka (Reka Mracaj) </text:span><text:span text:style-name="T5">+</text:span></text:p>
      <text:p text:style-name="P1">- <text:span text:style-name="T5">Mrtva Reka </text:span><text:span text:style-name="T6">+</text:span></text:p>
      <text:p text:style-name="P1"/>
      <text:p text:style-name="P2">Мртва Река ( Слив )</text:p>
      <text:p text:style-name="P2">Некада богато свратиште трговаца који су ишли путем Црне Луке , сада варошица на ивици пустоши у којој мало ко живи. Углавном је насељена старијим светом који се сећа дана када је варош била имућна и способна. Разлог за исушење овог корита је мистерија, десило је се након огромне поплаве где је река замочварила све пределе око делте, да би када је се поплава повукла вода скренула путем Црне Луке , комплетно исушулући већ неплодну и тврду земљу подручија, стварајући Пустош која данас постоји.</text:p>
      <text:p text:style-name="P2"/>
      <text:p text:style-name="P2">Водењакови Плићаци</text:p>
      <text:p text:style-name="P2">Део реке за који се сматра да у њему пребива Водењак, подручије је препуно рибе и свима који су пецали или загађивали реку је се десило нешто лоше, староседеоци избегавају и да е купају у тој води, сем пијеће воде је не користе и одржавају редовне ритуале да задовоље Водењака, јер верују да је он одговоран за поплаве које су се десиле пре неколико година и уништиле усеве и куће при обали.</text:p>
      <text:p text:style-name="P2"/>
      <text:p text:style-name="P3">Лапово</text:p>
      <text:p text:style-name="P3">Село лоше среће и баксузлука, становници села су чести предмет шале и исмевања. Ствари које се дешавају у селу су претежно нормалне и небитне помена, али неколико пута годишње се дешавају полаве, град, <text:span text:style-name="T7">пијанице нестају увече,</text:span> стока бежи из <text:span text:style-name="T7">обора а женама деца често умиру на рођењу. Прича се да по селу ходају ноћу Анђаме и Утопљеници, и да увече се нико не може видети напољу. Село је једно од ретких без крчме, придошлицама се препоручује да оду у друго село да преноће, сељани ће често одбити да буду домаћини, из страха према придошлицама.</text:span></text:p>
      <text:p text:style-name="P3"/>
      <text:p text:style-name="P4">Црна Лука</text:p>
      <text:p text:style-name="P4">Најужурбаније место у целом крају, овде пристижу трговци из свих крајева света, доносећи све од зачина до финих тканина. У варошици се налази доста банди и криминала, који такође имају своје операције широм подручија. Плеск је на само 1 сат кочијом и путеви су препуни <text:soft-page-break/>стражара, како би се сузбио криминал. Црна Лука је позната по коцкарницама и блуду, узречица је да лоши трговци иду у луку да стекну паре и да веома брзо постану просијаци, и одају се свакаквим ужитцима које овако место може да пружи.</text:p>
      <text:p text:style-name="P4"/>
      <text:p text:style-name="P4">Река Мрачај</text:p>
      <text:p text:style-name="P4">Река је добила име по својим изворима који се сви увек налазе у хладу, у скорашње време је добила значење као граничник који раздваја питоми део области са дивљим, примитивним и сујеверним делом области. Река је пловна дуж читавог корита.</text:p>
      <text:p text:style-name="P3"/>
      <text:p text:style-name="P4">Утврда Реда Светог Игњата</text:p>
      <text:p text:style-name="P4">Витезови утврде су тајанствени и поносни, верују у нову веру и њихов покровитељ је Игњат, светац рата и беса. Витезови ретко напуштају свој манастир, и одговарају једино на позиве краља за рат. Када су млађи неки од њих се могу наћи у области како траже авантуру или смрт. Када не ратују познати су по најбољем црном пиву, које ту боју дугује Мрачају и тајној рецептури одреда, која се генерацијама чува као тајна.</text:p>
      <text:p text:style-name="P4"/>
      <text:p text:style-name="P5">Осматрачница Северна Глава</text:p>
      <text:p text:style-name="P5">Власништво овдашњег барона, служи како би надгледала пролаз у његв посед. Позната је по свм кривом изгледу, па се често и назива крива кула. Стражари ове осматрачнице су већином бивши ловци из села у коме је кула, од њих се могу чути свакојаке ловачке приче. Ретко кад су заправ на местима за осматрање, осим ако не играју карте.</text:p>
      <text:p text:style-name="P5"/>
      <text:p text:style-name="P7">Алтар Живог Светца</text:p>
      <text:p text:style-name="P7">Подземни храмви посвећени моћи безликога краља, свака је препуна полудрагог и драгог камења, служе као појачало и усмеривач његове магичне моћи. Олтаре чувају псоглави, сппремни су да умру бранећи их, сваки од ових олтара у срцу има велики црвени драгуљ, на којег је бачена клетва, ако га играчи покушају однети клетва се преноси на првог који га је додирнуо и драгуљ се претвара у црвени песак.</text:p>
      <text:p text:style-name="P7"/>
      <text:p text:style-name="P8">Рудници</text:p>
      <text:p text:style-name="P8">Једино место са налазиштем руда у округу, из рудника се ископава сребро које се користи за извоз и за локалну валуту. <text:span text:style-name="T8">Путеви ка и од рудника су под строгом стражом, унутар рудника живи и неколико патуљака који заузврат за испомоћ добијају фину одећу и алкохол од рудара и овдашњег владара.</text:span></text:p>
      <text:p text:style-name="P8"/>
      <text:p text:style-name="P9">Тодоровци</text:p>
      <text:p text:style-name="P9">Село познато по узгоју најлепших и најснажнијих коња у региону, током дана се у средини села одржава велика сточна пијаца где се могу наћи сви типови живтиња и меса на продају. Од скора је село почело да добија зао глас, јер су увече примећене коњокрадице и бандити који отимају људима коње и газе их до смрти и беже у шуму.</text:p>
      <text:p text:style-name="P9"/>
      <text:p text:style-name="P9">Храм Рептила</text:p>
      <text:p text:style-name="P9">Давно забрављени храм утопљеног бога, који је од скора запоседнут од стране Усуда који луд од моћи свакодневно тражи жртве нових људи како би задржао своје памћење. Око њега су се окупили утопљеници и дрекавци, који захваљујући његовој моћи су на овом свету током целе године. Храм такође има и култ посвећен Усуду, који верује да је он утопљени бог и који свакодневно снабдева свеже људске жртве за њега и његове пратиоце, верујући да ће се нако смрти и они преобразити у анђеле божанства које ст<text:span text:style-name="T9">о</text:span>ји пред њима !</text:p>
      <text:p text:style-name="P2"/>
      <text:p text:style-name="P11"/>
      <text:p text:style-name="P11"/>
      <text:p text:style-name="P11"/>
      <text:p text:style-name="P11"><text:soft-page-break/>Бандитски Камп (Близу Тодорца)</text:p>
      <text:p text:style-name="P11">Камп који у себи има 10 бандита, направљен од дрвета усред гвозда, лаган за пронаћи ако се прате трагови. У кампу нема коња нити меса, авантуристи ће наћи нешто мало сребра и оружија, главни бандит је хвалисавац у тешком оклопу, остали су у тканини, наоружани копљима и стрелама.</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00:37:05.664252975</meta:creation-date>
    <dc:date>2022-09-27T22:19:18.446665919</dc:date>
    <meta:editing-duration>P2DT1H49M14S</meta:editing-duration>
    <meta:editing-cycles>9</meta:editing-cycles>
    <meta:generator>LibreOffice/7.2.7.2$Linux_X86_64 LibreOffice_project/20$Build-2</meta:generator>
    <meta:document-statistic meta:table-count="0" meta:image-count="0" meta:object-count="0" meta:page-count="3" meta:paragraph-count="47" meta:word-count="953" meta:character-count="5403" meta:non-whitespace-character-count="4496"/>
  </office:meta>
</office:document-meta>
</file>